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0cm" fo:margin-right="0cm" style:line-height-at-least="0.556cm" fo:widows="1" fo:text-indent="0cm" style:auto-text-indent="false"/>
    </style:style>
    <style:style style:name="T1" style:family="text">
      <style:text-properties fo:font-variant="normal" fo:text-transform="none" fo:color="#444444" style:font-name="Calibri" fo:font-size="11.25pt" fo:letter-spacing="normal" fo:font-style="normal"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 Jeudi 4 Juin</text:p>
      <text:p text:style-name="Standard"/>
      <text:p text:style-name="P2"><text:span text:style-name="T1">contact@hikashop.com </text:span>: J'ai envoyé un mail au sav de hikashop pour tout les problèmes qu'on rencontre : ( <text:span text:style-name="T3">Pour le filtre dans hikashop</text:span> + <text:span text:style-name="T3">module hikashop page d'accueil + catégorie de la boutique + Infos des articles + bouton ajouter aux tableaux à droite de l'image</text:span><text:span text:style-name="T2"> ) .</text:span>J'ai mis tout les liens et explications nécessaires. J’espère qu'ils répondront vite. <text:s/></text:p>
      <text:p text:style-name="P2"/>
      <text:p text:style-name="P2"><text:span text:style-name="T3">Liens de redirection</text:span> : Le composant déjà présent dans joomla ne sert que pour les pages qui ne s'affichent pas sur ton site. L'autre solution serai de modifier les alias car ils sont liés au URL. Cependant, joomla refuse d'avoir deux alias identiques dans un même menu racine. De plus j'ai lu qu'un site qui possède deux url identiques risque des soucis dans le référencement des navigateurs. Il faudrait que tu me réexplique exactement ce pk tu veux faire ça, pour qu'on trouve une autre solution. Sauf si tu as une autre idée. </text:p>
      <text:p text:style-name="P2"/>
      <text:p text:style-name="P2"><text:span text:style-name="T3">Module « bien-être » de la page d’accueil, problème affichage :</text:span><text:span text:style-name="T2"> J'ai toujours pas de réponse à ce sujet. Du coup j'ai essayé tout les modules de style news compatible avec K2 que j'ai trouvé, mais ça ne fonctionne pas. Je pense pas que le problème vienne des dimension des photos car défois le module s'affiche bien sur firefox et correctement sur mobile et tablette.</text:span><text:span text:style-name="T3"> </text:span></text:p>
      <text:p text:style-name="P2"><text:span text:style-name="T3"/></text:p>
      <text:p text:style-name="P2"><text:span text:style-name="T3">ChronoForms, pouvoir stoker la photo sur la base de données : </text:span><text:span text:style-name="T2">toujours en attente de réponse.</text:span></text:p>
      <text:p text:style-name="P2"><text:span text:style-name="T2"/></text:p>
      <text:p text:style-name="P2"><text:span text:style-name="T3">Dareboost et developpeur google : </text:span>J'ai commencé a regarder les plus grosse erreurs ont l'air de venir de ton serveur. De plus l'histoire de javascript sur la page d’accueil peut être lié a notre module qui s'affiche pas. La encore <text:s/>ça vient du serveur.</text:p>
      <text:p text:style-name="P2"/>
      <text:p text:style-name="P2"/>
      <text:p text:style-name="P2"/>
      <text:p text:style-name="P2"/>
      <text:p text:style-name="P2"/>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lora carriere</meta:initial-creator>
    <meta:creation-date>2015-06-04T12:11:46.48</meta:creation-date>
    <meta:document-statistic meta:table-count="0" meta:image-count="0" meta:object-count="0" meta:page-count="1" meta:paragraph-count="6" meta:word-count="283" meta:character-count="1625"/>
    <dc:date>2015-06-04T19:08:34.48</dc:date>
    <dc:creator>flora carriere</dc:creator>
    <meta:editing-duration>PT2H49M25S</meta:editing-duration>
    <meta:editing-cycles>1</meta:editing-cycles>
    <meta:generator>OpenOffice.org/3.3$Win32 OpenOffice.org_project/330m20$Build-9567</meta:generator>
  </office:meta>
</office:document-meta>
</file>